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0329c" officeooo:paragraph-rsid="00060796"/>
    </style:style>
    <style:style style:name="P2" style:family="paragraph" style:parent-style-name="Standard">
      <style:paragraph-properties fo:line-height="200%"/>
      <style:text-properties fo:color="#0066b3" officeooo:rsid="000bad7c" officeooo:paragraph-rsid="000bad7c"/>
    </style:style>
    <style:style style:name="P3" style:family="paragraph" style:parent-style-name="Standard">
      <style:paragraph-properties fo:line-height="200%"/>
      <style:text-properties fo:color="#0066b3" officeooo:rsid="0000329c" officeooo:paragraph-rsid="00060796"/>
    </style:style>
    <style:style style:name="T1" style:family="text">
      <style:text-properties officeooo:rsid="000438fc"/>
    </style:style>
    <style:style style:name="T2" style:family="text">
      <style:text-properties style:text-underline-style="solid" style:text-underline-width="auto" style:text-underline-color="font-color" officeooo:rsid="000438fc"/>
    </style:style>
    <style:style style:name="T3" style:family="text">
      <style:text-properties officeooo:rsid="000a87fa"/>
    </style:style>
    <style:style style:name="T4" style:family="text">
      <style:text-properties officeooo:rsid="000bad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5-7 paragraphs, introduce study in last paragraph)</text:p>
      <text:p text:style-name="P1"><text:tab/><text:span text:style-name="T1">Alfalfa residue is often incorporated in </text:span><text:span text:style-name="T2">organic</text:span><text:span text:style-name="T1"> agricultural systems as a nitrogen providing amendment. The impact of alfalfa grown in rotation prior to corn, as a leguminous hay or forage crop, has been well investigated in regards to it’s nitrogen supplying potential. Yet little is known about the soil bacterial community present in soils during alfalfa decomposition, the abundance and structure of which may impact decomposition rates and ultimately nitrogen mineralization from residue. While the potential for alfalfa to provide sufficient nitrogen for an ensuing maize crop has been demonstrated, in practice, actual maize yields are often not representative of sufficient nitrogen supply. Understanding bacterial response to alfalfa amendment pay inform our ability to manage agroecosystems for improved decomposition and nutrient cycling in agroecosystems utilizing alfalfa as a nitrogen supply. </text:span></text:p>
      <text:p text:style-name="P1"><text:tab/><text:span text:style-name="T3">In systems managed by tillage in which crop residues are incorporated, decomposition of <text:s/>residues is thought to be dominated by soil bacteria. </text:span></text:p>
      <text:p text:style-name="P3"><text:span text:style-name="T4"># Last paragraph in intro#</text:span></text:p>
      <text:p text:style-name="P1"><text:tab/><text:span text:style-name="T4">The objective of this study was to characterize the soil bacterial response to amendment with alfalfa residue by characterizing the structure and composition of the bacterial community over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47:56.352953120</meta:creation-date>
    <dc:date>2019-06-28T12:23:47.880282672</dc:date>
    <meta:editing-duration>PT33M20S</meta:editing-duration>
    <meta:editing-cycles>2</meta:editing-cycles>
    <meta:generator>LibreOffice/6.0.7.3$Linux_X86_64 LibreOffice_project/00m0$Build-3</meta:generator>
    <meta:document-statistic meta:table-count="0" meta:image-count="0" meta:object-count="0" meta:page-count="1" meta:paragraph-count="5" meta:word-count="194" meta:character-count="1340" meta:non-whitespace-character-count="1144"/>
  </office:meta>
</office:document-meta>
</file>